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7" style:family="paragraph" style:parent-style-name="Normale">
      <style:text-properties style:font-name="Times New Roman" fo:font-size="10.5pt" style:font-size-asian="10.5pt" style:font-size-complex="10.5pt"/>
    </style:style>
    <style:style style:name="P28" style:family="paragraph" style:parent-style-name="Normale">
      <style:paragraph-properties fo:text-align="end" style:justify-single-word="false"/>
      <style:text-properties style:font-name="Arial" fo:font-size="10pt" style:font-size-asian="10pt" style:font-size-complex="10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30" style:family="paragraph" style:parent-style-name="Normale"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bold" fo:background-color="#ffff00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ff00" style:font-size-asian="11pt" style:font-size-complex="11pt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text-underline-style="none" fo:font-weight="bold" fo:background-color="transparent" style:font-size-asian="10.5pt" style:font-weight-asian="bold" style:font-size-complex="10.5pt" style:font-weight-complex="bold"/>
    </style:style>
    <style:style style:name="P42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43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4" style:family="paragraph" style:parent-style-name="Standard" style:master-page-name="">
      <style:paragraph-properties fo:margin-left="0cm" fo:margin-right="0cm" fo:margin-top="0cm" fo:margin-bottom="0.101cm" fo:text-align="justify" style:justify-single-word="false" fo:text-indent="1.251cm" style:auto-text-indent="false" style:page-number="auto"/>
      <style:text-properties style:font-name="Arial" fo:font-size="11pt" fo:background-color="transparent" style:font-size-asian="11pt" style:font-size-complex="11pt"/>
    </style:style>
    <style:style style:name="P45" style:family="paragraph" style:parent-style-name="Standard">
      <style:paragraph-properties fo:margin-left="1.242cm" fo:margin-right="0cm" fo:text-align="justify" style:justify-single-word="false" fo:orphans="2" fo:widows="2" fo:text-indent="-0.025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46" style:family="paragraph" style:parent-style-name="Text_20_body">
      <style:text-properties fo:font-variant="normal" fo:text-transform="none" fo:color="#000000" style:font-name="Arial1" fo:font-size="9.75pt" fo:font-style="normal" fo:font-weight="normal" style:font-size-asian="8pt" style:font-size-complex="8pt"/>
    </style:style>
    <style:style style:name="P4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0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1" style:family="paragraph" style:parent-style-name="Standard" style:list-style-name="L1" style:master-page-name="">
      <style:paragraph-properties fo:margin-left="1.316cm" fo:margin-right="0cm" fo:margin-top="0cm" fo:margin-bottom="0.101cm" fo:text-align="justify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11pt" fo:background-color="transparent" style:font-size-asian="11pt" style:font-size-complex="11pt"/>
    </style:style>
    <style:style style:name="P52" style:family="paragraph" style:parent-style-name="Standard" style:list-style-name="L1">
      <style:paragraph-properties fo:margin-left="1.316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fo:background-color="transparent" style:font-size-asian="11pt" style:font-size-complex="11pt"/>
    </style:style>
    <style:style style:name="P53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use-window-font-color="true" style:font-name="Arial" fo:font-size="11pt" fo:language="it" fo:country="IT" fo:background-color="#ffff00" style:font-name-asian="Times New Roman" style:font-size-asian="11pt" style:font-name-complex="Arial" style:font-size-complex="11pt" style:language-complex="ar" style:country-complex="SA"/>
    </style:style>
    <style:style style:name="P54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5" style:family="paragraph" style:parent-style-name="Footer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T1" style:family="text">
      <style:text-properties fo:background-color="transparen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fo:background-color="transparent" style:font-weight-asian="normal" style:font-weight-complex="normal"/>
    </style:style>
    <style:style style:name="T9" style:family="text">
      <style:text-properties style:text-underline-style="none" fo:font-weight="normal" fo:background-color="#ffff00" style:font-weight-asian="normal" style:font-weight-complex="normal"/>
    </style:style>
    <style:style style:name="T10" style:family="text">
      <style:text-properties style:text-underline-style="none" fo:font-weight="bold" fo:background-color="transparent" style:font-weight-asian="bold" style:font-weight-complex="bold"/>
    </style:style>
    <style:style style:name="T11" style:family="text">
      <style:text-properties fo:font-size="9pt" style:text-underline-style="none" fo:background-color="#ffff00" style:font-size-asian="9pt" style:font-size-complex="9pt"/>
    </style:style>
    <style:style style:name="T12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font-name="Arial" fo:font-size="10.5pt" style:font-size-asian="10.5pt" style:font-size-complex="10.5pt"/>
    </style:style>
    <style:style style:name="T14" style:family="text">
      <style:text-properties style:font-name="Arial" fo:font-size="10.5pt" fo:font-weight="normal" fo:background-color="#ff99ff" style:font-size-asian="10.5pt" style:font-weight-asian="normal" style:font-size-complex="10.5pt" style:font-weight-complex="normal"/>
    </style:style>
    <style:style style:name="T15" style:family="text">
      <style:text-properties style:font-name="Arial" fo:font-size="10.5pt" fo:background-color="#ff99ff" style:font-size-asian="10.5pt" style:font-size-complex="10.5pt"/>
    </style:style>
    <style:style style:name="T16" style:family="text">
      <style:text-properties style:font-name="Arial" fo:font-size="10pt" fo:font-weight="normal" fo:background-color="#ff99ff" style:font-size-asian="10pt" style:font-weight-asian="normal" style:font-size-complex="10pt" style:font-weight-complex="normal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style:font-name="Arial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font-name="Arial" fo:font-style="normal" fo:background-color="transparent" style:font-style-asian="normal" style:font-style-complex="normal"/>
    </style:style>
    <style:style style:name="T20" style:family="text">
      <style:text-properties style:font-name="Arial" fo:font-style="normal" fo:background-color="#ffff00" style:font-style-asian="normal" style:font-style-complex="normal"/>
    </style:style>
    <style:style style:name="T21" style:family="text">
      <style:text-properties fo:font-variant="normal" fo:text-transform="none" fo:color="#000000" style:font-name="Arial1" fo:font-size="9.75pt" fo:font-style="normal" fo:font-weight="normal" style:font-size-asian="9pt" style:font-size-complex="9pt"/>
    </style:style>
    <style:style style:name="T22" style:family="text">
      <style:text-properties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4">RACCOMANDATA A.R al richiedente</text:p>
            <text:p text:style-name="P12">inviata a mezzo pec al tecnico</text:p>
            <text:p text:style-name="P13">oppure</text:p>
            <text:p text:style-name="P15"><text:span text:style-name="Car._20_predefinito_20_paragrafo"><text:span text:style-name="T11">inviata a mezzo pec al tecnico </text:span></text:span></text:p>
            <text:p text:style-name="P12">incaricato anche in qualità di </text:p>
            <text:p text:style-name="P12">soggetto delegato dal richiedente</text:p>
          </table:table-cell>
        </table:table-row>
        <table:table-row>
          <table:table-cell table:style-name="Tabella1.A1" office:value-type="string">
            <text:p text:style-name="P8">Protocollo n. _____________</text:p>
          </table:table-cell>
          <table:table-cell table:style-name="Tabella1.A1" office:value-type="string">
            <text:p text:style-name="P8">Savona, _____________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2">Da citare nella risposta:</text:span></text:span></text:p>
            <text:p text:style-name="Normale"><text:span text:style-name="Car._20_predefinito_20_paragrafo"><text:span text:style-name="T13">pratica <text:s/>[numero] </text:span></text:span></text:p>
            <text:p text:style-name="Normale"><text:span text:style-name="Car._20_predefinito_20_paragrafo"><text:span text:style-name="T13"/></text:span></text:p>
            <text:p text:style-name="Normale"><text:span text:style-name="Car._20_predefinito_20_paragrafo"><text:span text:style-name="T15">classifica 06-03</text:span></text:span></text:p>
            <text:p text:style-name="Normale"><text:span text:style-name="Car._20_predefinito_20_paragrafo"><text:span text:style-name="T14">fascicolo: </text:span></text:span><text:span text:style-name="Car._20_predefinito_20_paragrafo"><text:span text:style-name="T16">[anno_fascicolo]</text:span></text:span><text:span text:style-name="Car._20_predefinito_20_paragrafo"><text:span text:style-name="T14"> /</text:span></text:span><text:span text:style-name="Car._20_predefinito_20_paragrafo"><text:span text:style-name="T16">[fascicolo].[sub_fascicolo]</text:span></text:span></text:p>
            <text:p text:style-name="Normale"><text:span text:style-name="Car._20_predefinito_20_paragrafo"><text:span text:style-name="T16">DA ELIMINARE SU PRISMA</text:span></text:span>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19">[richiedenti.pec]</text:p>
            <text:p text:style-name="P29"/>
          </table:table-cell>
        </table:table-row>
        <table:table-row>
          <table:table-cell table:style-name="Tabella6.A1" office:value-type="string">
            <text:p text:style-name="P30">Allegati: //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Al [progettisti.nominativo;block=tbs:row;]</text:p>
            <text:p text:style-name="P29">[progettisti.indirizzo]</text:p>
            <text:p text:style-name="P26"><text:span text:style-name="Car._20_predefinito_20_paragrafo"><text:span text:style-name="T17">[progettisti.cap] [progettisti.comune] ([progettisti.prov])</text:span></text:span></text:p>
            <text:p text:style-name="P26"><text:span text:style-name="Car._20_predefinito_20_paragrafo"><text:span text:style-name="T17">[progettisti.pec]</text:span></text:span></text:p>
            <text:p text:style-name="P26"><text:span text:style-name="Car._20_predefinito_20_paragrafo"><text:span text:style-name="T17"/></text:span></text:p>
          </table:table-cell>
        </table:table-row>
      </table:table>
      <text:p text:style-name="P2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1">Oggetto:</text:p>
          </table:table-cell>
          <table:table-cell table:style-name="Tabella3.A1" office:value-type="string">
            <text:p text:style-name="P20"><text:span text:style-name="T3">[tipo_pratica] richiesta con istanza presentata in data [data_presentazione] recepita in atti [data_presentazione] al prot. [protocollo] del [data_protocollo] riguardante </text:span>“[oggetto]”<text:span text:style-name="T3"> presso l’immobile sito in Savona, [ubicazione].</text:span></text:p>
            <text:p text:style-name="P25"><text:span text:style-name="Car._20_predefinito_20_paragrafo"><text:span text:style-name="T19">Comunicazione del responsabile del procedimento.</text:span></text:span></text:p>
            <text:p text:style-name="P25"><text:span text:style-name="Car._20_predefinito_20_paragrafo"><text:span text:style-name="T20">****Comunicazioni e <text:s/>*********richiesta documentazione integrativa.</text:span></text:span></text:p>
            <text:p text:style-name="P24"><text:span text:style-name="Car._20_predefinito_20_paragrafo"><text:span text:style-name="T18"/></text:span></text:p>
          </table:table-cell>
        </table:table-row>
      </table:table>
      <text:p text:style-name="P31"/>
      <text:p text:style-name="P31"/>
      <text:p text:style-name="P33">In riferimento alla richiesta di cui all’oggetto ed ai sensi dell’art.7 della Legge 7 agosto 1990, n° 241 e smi, <text:s/>si comunica che<text:span text:style-name="T7"> il responsabile del procedimento è l'arch. Sandra Venturi.</text:span><text:span text:style-name="T8"> </text:span></text:p>
      <text:p text:style-name="P33"><text:span text:style-name="T5">Per informazioni relative alla sua pratica può rivolgersi, nell'orario dedicato al ricevimento, </text:span><text:span text:style-name="T5">all'istruttore tecnico <text:s/>[istruttore_tecnico].</text:span></text:p>
      <text:p text:style-name="P33"><text:span text:style-name="T5">Si rende noto che è possibile prendere visione degli atti del procedimento presso gli uffici di questo Settore, Servizio Pianificazione, nell'orario d’ufficio sotto indicato.</text:span><text:span text:style-name="T10"><text:tab/></text:span></text:p>
      <text:p text:style-name="P34">(solo in caso di comunicazioni sulla tipologia della pratica o di richiesta integrazioni inserire, a seconda della casistica, le parti seguenti)</text:p>
      <text:p text:style-name="P33"/>
      <text:p text:style-name="P35">caso 1) </text:p>
      <text:p text:style-name="P36">Si rileva che l'intervento proposto, <text:span text:style-name="T4">consistente in *******</text:span>, <text:s/>rientra nelle fattispecie escluse dall'autorizzazione paesaggistica di cui all'Allegato “A” al DPR 13.02.2017 n.31 “<text:span text:style-name="T2">Regolamento recante l'individuazione degli interventi esclusi dall'autorizzazione paesaggistica o sottoposti a </text:span><text:span text:style-name="T2">procedura autorizzatoria semplificata</text:span>”, <text:s/>ricadendo in particolare nella tipologia <text:s/>di cui <text:span text:style-name="T4">al punto ****</text:span> del citato allegato.</text:p>
      <text:p text:style-name="P37">Pertanto non si darà corso all'istanza in oggetto che verrà <text:s/>conseguentemente archiviata.</text:p>
      <text:p text:style-name="P33"><text:soft-page-break/></text:p>
      <text:p text:style-name="P35">caso 2) </text:p>
      <text:p text:style-name="P36">Si rileva che l'intervento proposto, <text:span text:style-name="T4">consistente in *******</text:span>, <text:s/>non <text:s/>è soggetto ad autorizzazione paesaggistica ai sensi dell'art. 149 “<text:span text:style-name="T2">interventi non soggetti ad autorizzazione</text:span>” del Dlgs 42 del 22.01.2004 “<text:span text:style-name="T2">Codice dei beni culturali e del paesaggio</text:span>”, <text:s/>in quanto riconducibile alla <text:span text:style-name="T4">lettera ****</text:span> del comma 1 del citato articolo:</text:p>
      <text:p text:style-name="P36"><text:span text:style-name="T4">**********a) </text:span>interventi di manutenzione ordinaria, straordinaria, di consolidamento statico e di restauro conservativo che non alterino lo stato dei luoghi e l'aspetto esteriore degli edifici;</text:p>
      <text:p text:style-name="P36"><text:span text:style-name="T4">**********b) </text:span>interventi inerenti l'esercizio dell'attività agro-silvo-pastorale che non comportino alterazione permanente dello stato dei luoghi con costruzioni edilizie ed altre opere civili, e sempre che si tratti di attività ed opere che non alterino l'assetto idrogeologico del territorio;</text:p>
      <text:p text:style-name="P36"><text:span text:style-name="T4">***********c) </text:span>taglio colturale, forestazione, riforestazione, opere di bonifica, antincendio e di conservazione da eseguirsi nei boschi e nelle foreste indicati dall'articolo 142, comma 1, lettera g), purché previsti ed autorizzati in base alla normativa in materia</text:p>
      <text:p text:style-name="P37">Pertanto non si darà corso all'istanza in oggetto che verrà <text:s/>conseguentemente archiviata.</text:p>
      <text:p text:style-name="P36"/>
      <text:p text:style-name="P38">caso 3) </text:p>
      <text:p text:style-name="P36">Si rileva che per l'intervento proposto, <text:span text:style-name="T4">consistente in *******</text:span>, non trova applicazione la procedura semplificata di rilascio dell'autorizzazione paesaggistica di cui al DPR 13.02.2017 n.31 “<text:span text:style-name="T2">Regolamento recante l'individuazione degli interventi esclusi dall'autorizzazione paesaggistica o sottoposti a procedura autorizzatoria semplificata</text:span>”, <text:s/>in quanto non riconducibile a nessuna delle fattispecie di cui all'Allegato “B” a l suddetto decreto.</text:p>
      <text:p text:style-name="P37">Per l'istanza in oggetto trova pertanto applicazione il procedimento ordinario di rilascio dell'autorizzazione paesaggistica di cui all'art. 146 del D. Lgs. n. 42/2004.</text:p>
      <text:p text:style-name="P45"><text:s/></text:p>
      <text:p text:style-name="P39"/>
      <text:p text:style-name="P35">(caso richiesta integrazioni_ procedimento semplificato)</text:p>
      <text:p text:style-name="P44">Per quanto attiene la documentazione progettuale prodotta si comunica quanto segue:</text:p>
      <text:list xml:id="list4878195793731444429" text:style-name="L1">
        <text:list-item>
          <text:p text:style-name="P51">…........</text:p>
        </text:list-item>
        <text:list-item>
          <text:p text:style-name="P52">…....<text:tab/></text:p>
        </text:list-item>
      </text:list>
      <text:p text:style-name="P42"><text:tab/>Alla luce di quanto sopra si richiede, ai sensi dell'art.11, comma 5 del DPR 31/2017 la seguente documentazione integrativa (in tre copie):</text:p>
      <text:p text:style-name="P42"/>
      <text:p text:style-name="P43">Si comunica che il procedimento in oggetto resta sospeso sino alla ricezione della documentazione sopra richiesta, da prodursi entro 10 giorni dal ricevimento della presente, ai sensi dell'art.11, comma 5 del DPR 31/2017.</text:p>
      <text:p text:style-name="P40"/>
      <text:p text:style-name="P40"/>
      <text:p text:style-name="P40"/>
      <text:p text:style-name="P35">(caso richiesta integrazioni_ procedimento ordinario)</text:p>
      <text:p text:style-name="P44">Per quanto attiene la documentazione progettuale prodotta si comunica quanto segue:</text:p>
      <text:list xml:id="list29528766" text:continue-numbering="true" text:style-name="L1">
        <text:list-item>
          <text:p text:style-name="P51">…........</text:p>
        </text:list-item>
        <text:list-item>
          <text:p text:style-name="P52">…....<text:tab/></text:p>
        </text:list-item>
      </text:list>
      <text:p text:style-name="P42"><text:tab/>Alla luce di quanto sopra si richiede, ai sensi dell'art.146, comma 7 del Dlgs 42/2004 la seguente documentazione integrativa (in tre copie):</text:p>
      <text:p text:style-name="P42"/>
      <text:p text:style-name="P43">Si comunica che, sino ad avvenuta trasmissione di quanto ivi richiesto, non si potrà dare ulteriore corso all'iter istruttorio.</text:p>
      <text:p text:style-name="P41"><text:soft-page-break/></text:p>
      <text:p text:style-name="P32">Distinti saluti.</text:p>
      <text:p text:style-name="P3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54"><text:span text:style-name="T22">IL RESPONSABILE TECNICO DEI PROCEDIMENTI IN MATERIA PAESAGGISTICA</text:span></text:p>
            <text:p text:style-name="P53"><text:span text:style-name="T22">Arch. <text:s/>Sandra Venturi</text:span></text:p>
            <text:p text:style-name="P54"/>
          </table:table-cell>
        </table:table-row>
        <table:table-row table:style-name="Tabella4.1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54">Il Dirigente</text:p>
            <text:p text:style-name="P55">Arch. Giovanna Macario</text:p>
          </table:table-cell>
        </table:table-row>
      </table:table>
      <text:p text:style-name="P23">REFERENTI PER LA PRATICA:</text:p>
      <text:p text:style-name="P23">Istruttore della pratica: <text:span text:style-name="T9">Geom.</text:span><text:span text:style-name="T6"> [istruttore_tecnico] </text:span><text:span text:style-name="T4">(0198310 <text:s text:c="8"/>)</text:span></text:p>
      <text:p text:style-name="P22">Responsabile del servizio Pianificazione Arch. Sandra Venturi</text:p>
      <text:p text:style-name="P22"/>
      <text:p text:style-name="P16"/>
      <text:p text:style-name="P47">INFORMATIVA SULLA PRIVACY AI SENSI DEL REGOLAMENTO EUROPEO PER LA PROTEZIONE DEI DATI 2016/679</text:p>
      <text:p text:style-name="P49">La informiamo che i dati personali e sensibili da lei forniti e quelli che eventualmente fornirà anche successivamente formeranno oggetto di trattamento nel rispetto della normativa sopra richiamata.</text:p>
      <text:p text:style-name="P49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8">Titolare del trattamento e RPD</text:p>
      <text:p text:style-name="P49">Ai sensi dell’art. 13 del GDPR è possibile rivolgersi al RPD nominato dal Comune per eventuali chiarimenti in materia di tutela dati personali.</text:p>
      <text:p text:style-name="P48">Finalità e modalità del trattamento</text:p>
      <text:p text:style-name="P49">Il Comune di Savona, titolare del trattamento, tratta i dati personali liberamente conferiti, esclusivamente per finalità istituzionali.</text:p>
      <text:p text:style-name="P48">Consenso</text:p>
      <text:p text:style-name="P49">Il consenso del trattamento ai fini istituzionali è necessario ed obbligatorio per le finalità stesse.</text:p>
      <text:p text:style-name="P48">Periodo di conservazione</text:p>
      <text:p text:style-name="P49">I dati personali verranno conservati per un arco di tempo non superiore al conseguimento delle finalità per le quali i dati personali sono trattati (finalità istituzionali e non commerciali).</text:p>
      <text:p text:style-name="P48">Diritti del cittadino/interessato</text:p>
      <text:p text:style-name="P49">Il cittadino/L’interessato avrà in qualsiasi momento piena facoltà di esercitare i diritti previsti dalla normativa vigente; potrà far valere i propri diritti rivolgendosi al Comune di Savona</text:p>
      <text:p text:style-name="P49">I diritti del cittadino/dell’interessato sono quelli previsti dal Regolamento UE 2016/679 (GDPR). </text:p>
      <text:p text:style-name="P49">Il cittadino/L’interessato può:</text:p>
      <text:p text:style-name="P50">- ricevere conferma dell’esistenza dei dati suoi personali e richiedere l’accesso al loro contenuto</text:p>
      <text:p text:style-name="P50">- aggiornare, modificare e/o correggere i suoi dati personali</text:p>
      <text:p text:style-name="P50">· chiedere la cancellazione, la trasformazione in forma anonima, il blocco dei suoi dati trattati in violazione di <text:s text:c="2"/></text:p>
      <text:p text:style-name="P50"><text:s text:c="3"/>legge</text:p>
      <text:p text:style-name="P50">· chiedere la limitazione del trattamento</text:p>
      <text:p text:style-name="P50">· opporsi per motivi legittimi al trattamento</text:p>
      <text:p text:style-name="P46"><text:span text:style-name="Car._20_predefinito_20_paragrafo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41cm" fo:margin-left="0.019cm" fo:margin-right="-0.026cm" table:align="margins" style:writing-mode="lr-tb"/>
    </style:style>
    <style:style style:name="Tabella2.A" style:family="table-column">
      <style:table-column-properties style:column-width="4.431cm" style:rel-column-width="16679*"/>
    </style:style>
    <style:style style:name="Tabella2.B" style:family="table-column">
      <style:table-column-properties style:column-width="4.209cm" style:rel-column-width="15843*"/>
    </style:style>
    <style:style style:name="Tabella2.C" style:family="table-column">
      <style:table-column-properties style:column-width="3.768cm" style:rel-column-width="14184*"/>
    </style:style>
    <style:style style:name="Tabella2.D" style:family="table-column">
      <style:table-column-properties style:column-width="5.002cm" style:rel-column-width="18829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9-09T09:30:58.58</dc:date>
    <meta:print-date>2017-11-02T11:36:49.82</meta:print-date>
    <meta:editing-cycles>61</meta:editing-cycles>
    <meta:editing-duration>PT7H8M44S</meta:editing-duration>
    <meta:generator>OpenOffice/4.1.0$Win32 OpenOffice.org_project/410m18$Build-9764</meta:generator>
    <meta:document-statistic meta:table-count="5" meta:image-count="1" meta:object-count="0" meta:page-count="3" meta:paragraph-count="101" meta:word-count="1002" meta:character-count="7704"/>
  </office:meta>
</office:document-meta>
</file>